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1c1c1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 style:font-name="Droid Sans" fo:font-weight="bold" style:font-weight-asian="bold" style:font-weight-complex="bold"/>
    </style:style>
    <style:style style:name="P5" style:family="paragraph">
      <style:paragraph-properties fo:text-align="center"/>
      <style:text-properties fo:color="#ffffff" style:font-name="Droid Sans" fo:font-size="14pt" fo:font-weight="bold" style:font-size-asian="14pt" style:font-weight-asian="bold" style:font-size-complex="14pt" style:font-weight-complex="bold"/>
    </style:style>
    <style:style style:name="P6" style:family="paragraph">
      <style:text-properties style:font-name="Droid Sans" style:text-underline-style="solid" style:text-underline-width="auto" style:text-underline-color="font-color"/>
    </style:style>
    <style:style style:name="P7" style:family="paragraph">
      <style:paragraph-properties fo:text-align="end"/>
      <style:text-properties fo:color="#ffffff" style:font-name="Droid Sans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color="#ffffff" style:font-name="Droid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style:font-name="Droid Sans" fo:font-size="16pt" style:font-size-asian="16pt" style:font-size-complex="16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style:font-name="Droid Sans" fo:font-weight="bold" style:font-weight-asian="bold" style:font-weight-complex="bold"/>
    </style:style>
    <style:style style:name="T4" style:family="text">
      <style:text-properties fo:color="#ffffff" style:font-name="Droid Sans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Droid Sans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cm" svg:height="10.7cm" svg:x="1.6cm" svg:y="2.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><text:span text:style-name="T1">FENET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0.5cm" svg:x="1.7cm" svg:y="2.4cm">
          <text:p text:style-name="P1"><text:span text:style-name="T2">BARRE</text:span></text:p>
          <text:p text:style-name="P1"><text:span text:style-name="T2">DE</text:span></text:p>
          <text:p text:style-name="P1"><text:span text:style-name="T2">MEN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7cm" svg:height="1.8cm" svg:x="4.4cm" svg:y="2.4cm">
          <text:p text:style-name="P4"><text:span text:style-name="T3">SMARTLOGG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cm" svg:height="1.6cm" svg:x="2cm" svg:y="4.5cm">
          <text:p text:style-name="P5"><text:span text:style-name="T4">Bouton</text:span></text:p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6cm" svg:height="5.1cm" svg:x="4.5cm" svg:y="4.5cm">
          <text:p text:style-name="P5"><text:span text:style-name="T4">TACHES EN COU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3cm" svg:height="3cm" svg:x="4.5cm" svg:y="9.8cm">
          <text:p text:style-name="P5"><text:span text:style-name="T4">Statistiques diverse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9.8cm" svg:height="0.996cm" svg:x="1cm" svg:y="1cm">
          <draw:text-box>
            <text:p text:style-name="P6"><text:span text:style-name="T5">Menu principal</text:span></text:p>
          </draw:text-box>
        </draw:frame>
        <draw:custom-shape draw:style-name="gr1" draw:text-style-name="P1" draw:layer="layout" svg:width="17.7cm" svg:height="10.7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><text:span text:style-name="T1">FENET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0.5cm" svg:x="1.8cm" svg:y="16.2cm">
          <text:p text:style-name="P1"><text:span text:style-name="T2">BARRE</text:span></text:p>
          <text:p text:style-name="P1"><text:span text:style-name="T2">DE</text:span></text:p>
          <text:p text:style-name="P1"><text:span text:style-name="T2">MEN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7cm" svg:height="1.8cm" svg:x="4.5cm" svg:y="16.2cm">
          <text:p text:style-name="P4"><text:span text:style-name="T3">SMARTLOGG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cm" svg:height="1.6cm" svg:x="2.1cm" svg:y="18.3cm">
          <text:p text:style-name="P5"><text:span text:style-name="T4">Bouton</text:span></text:p>
          <text:p text:style-name="P5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6cm" svg:height="6.5cm" svg:x="4.6cm" svg:y="19.3cm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7"><text:span text:style-name="T4">LISTING DES PROPRIETE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9.8cm" svg:height="0.996cm" svg:x="1.1cm" svg:y="14.8cm">
          <draw:text-box>
            <text:p text:style-name="P6"><text:span text:style-name="T5">Paramétrage</text:span></text:p>
          </draw:text-box>
        </draw:frame>
        <draw:custom-shape draw:style-name="gr6" draw:text-style-name="P1" draw:layer="layout" svg:width="5.7cm" svg:height="0.6cm" svg:x="5cm" svg:y="1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cm" svg:height="0.6cm" svg:x="5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cm" svg:height="0.6cm" svg:x="5cm" svg:y="2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cm" svg:height="0.6cm" svg:x="5cm" svg:y="2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6cm" svg:height="0.7cm" svg:x="4.6cm" svg:y="18.5cm">
          <text:p text:style-name="P8"><text:span text:style-name="T4">CATEGORIE 1 | CATEGORIE 2 | 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5:59:43.831367653</meta:creation-date>
    <dc:date>2017-04-20T16:22:49.347246807</dc:date>
    <meta:editing-duration>PT7M54S</meta:editing-duration>
    <meta:editing-cycles>4</meta:editing-cycles>
    <meta:generator>LibreOffice/4.2.8.2$Linux_X86_64 LibreOffice_project/420m0$Build-2</meta:generator>
    <meta:document-statistic meta:object-count="18"/>
  </office:meta>
</office:document-meta>
</file>